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left" draw:textarea-vertical-align="top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</style:style>
    <style:style style:name="P3" style:family="paragraph">
      <style:paragraph-properties fo:text-align="center" style:text-autospace="none"/>
      <style:text-properties fo:font-family="'Times New Roman'" style:font-style-name="Regular" style:font-family-generic="roman" style:font-pitch="variable" fo:font-size="10.5pt" fo:font-weight="bold" style:font-size-asian="10.5pt" style:font-weight-asian="bold" style:font-family-complex="'Times New Roman'" style:font-family-generic-complex="roman" style:font-pitch-complex="variable" style:font-size-complex="10.5pt" style:font-weight-complex="bold"/>
    </style:style>
    <style:style style:name="P4" style:family="paragraph">
      <style:paragraph-properties fo:text-align="center"/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8pt" style:font-size-complex="18pt"/>
    </style:style>
    <style:style style:name="P6" style:family="paragraph">
      <style:paragraph-properties fo:text-align="center"/>
      <style:text-properties fo:font-family="'Times New Roman'" style:font-style-name="Regular" style:font-family-generic="roman" style:font-pitch="variable" fo:font-size="10pt" style:font-size-asian="10pt" style:font-size-complex="10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1pt" style:font-size-asian="11pt" style:font-size-complex="11pt"/>
    </style:style>
    <style:style style:name="P10" style:family="paragraph">
      <style:paragraph-properties fo:text-align="center"/>
      <style:text-properties fo:font-family="'Times New Roman'" style:font-style-name="Regular" style:font-family-generic="roman" style:font-pitch="variable" fo:font-size="11pt" style:font-size-asian="11pt" style:font-size-complex="11pt"/>
    </style:style>
    <style:style style:name="T1" style:family="text">
      <style:text-properties style:use-window-font-color="true" style:text-outline="false" style:text-line-through-style="none" fo:font-family="'Times New Roman'" style:font-style-name="Regular" style:font-family-generic="roman" style:font-pitch="variable" fo:font-size="10.5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0.5pt" style:language-asian="zxx" style:country-asian="none" style:font-style-asian="normal" style:font-weight-asian="bold" style:font-family-complex="'Times New Roman'" style:font-family-generic-complex="roman" style:font-pitch-complex="variable" style:font-size-complex="10.5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family="'Times New Roman'" style:font-style-name="Regular" style:font-family-generic="roman" style:font-pitch="variable" fo:font-size="10pt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family="'Times New Roman'" style:font-style-name="Regular" style:font-family-generic="roman" style:font-pitch="variable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9cm" svg:y1="2.1cm" svg:x2="13.9cm" svg:y2="4.6cm">
          <text:p/>
        </draw:line>
        <draw:line draw:style-name="gr1" draw:text-style-name="P1" draw:layer="layout" svg:x1="19.691cm" svg:y1="10.364cm" svg:x2="20.669cm" svg:y2="10.364cm">
          <text:p/>
        </draw:line>
        <draw:line draw:style-name="gr1" draw:text-style-name="P1" draw:layer="layout" svg:x1="16.365cm" svg:y1="6.695cm" svg:x2="16.365cm" svg:y2="10.166cm">
          <text:p/>
        </draw:line>
        <draw:line draw:style-name="gr1" draw:text-style-name="P1" draw:layer="layout" svg:x1="13.039cm" svg:y1="6.695cm" svg:x2="13.039cm" svg:y2="10.166cm">
          <text:p/>
        </draw:line>
        <draw:line draw:style-name="gr1" draw:text-style-name="P1" draw:layer="layout" svg:x1="13.9cm" svg:y1="6.7cm" svg:x2="13.9cm" svg:y2="5.2cm">
          <text:p/>
        </draw:line>
        <draw:rect draw:style-name="gr2" draw:text-style-name="P3" draw:layer="layout" svg:width="5cm" svg:height="2.5cm" svg:x="1.3cm" svg:y="1.3cm">
          <text:p text:style-name="P2"><text:span text:style-name="T1">NINAsTea</text:span></text:p>
          <text:p text:style-name="P2"><text:span text:style-name="T1">Prelimnary Sitemap</text:span></text:p>
          <text:p text:style-name="P2"><text:span text:style-name="T1">Prepared by: Xiaojing Shi</text:span></text:p>
          <text:p text:style-name="P2"><text:span text:style-name="T1">Date: 2021-05-26</text:span></text:p>
          <text:p text:style-name="P2"><text:span text:style-name="T1">Version:1.0</text:span></text:p>
        </draw:rect>
        <draw:rect draw:style-name="gr3" draw:text-style-name="P4" draw:layer="layout" svg:width="2.5cm" svg:height="1.5cm" svg:x="12.7cm" svg:y="4.2cm">
          <text:p text:style-name="P1"><text:span text:style-name="T2">Home</text:span></text:p>
        </draw:rect>
        <draw:rect draw:style-name="gr3" draw:text-style-name="P4" draw:layer="layout" svg:width="2.446cm" svg:height="1.487cm" svg:x="4.496cm" svg:y="7.687cm">
          <text:p text:style-name="P1"><text:span text:style-name="T2">Rewards</text:span></text:p>
        </draw:rect>
        <draw:rect draw:style-name="gr3" draw:text-style-name="P4" draw:layer="layout" svg:width="2.446cm" svg:height="1.487cm" svg:x="15.191cm" svg:y="7.588cm">
          <text:p text:style-name="P1"><text:span text:style-name="T2">Register</text:span></text:p>
        </draw:rect>
        <draw:rect draw:style-name="gr3" draw:text-style-name="P4" draw:layer="layout" svg:width="2.446cm" svg:height="1.487cm" svg:x="7.595cm" svg:y="7.687cm">
          <text:p text:style-name="P1"><text:span text:style-name="T2">Shipment</text:span></text:p>
        </draw:rect>
        <draw:rect draw:style-name="gr3" draw:text-style-name="P4" draw:layer="layout" svg:width="2.446cm" svg:height="1.487cm" svg:x="1.3cm" svg:y="7.687cm">
          <text:p text:style-name="P1"><text:span text:style-name="T2">Teas</text:span></text:p>
        </draw:rect>
        <draw:rect draw:style-name="gr3" draw:text-style-name="P5" draw:layer="layout" svg:width="1.7cm" svg:height="1cm" svg:x="15.4cm" svg:y="1.6cm">
          <text:p text:style-name="P1"><text:span text:style-name="T3">Sign In</text:span></text:p>
        </draw:rect>
        <draw:custom-shape draw:style-name="gr4" draw:text-style-name="P6" draw:layer="layout" svg:width="3.424cm" svg:height="1.289cm" svg:x="3.159cm" svg:y="16.711cm">
          <text:p text:style-name="P6"><text:span text:style-name="T4"><text:s/></text:span><text:span text:style-name="T4">Products Detail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rect draw:style-name="gr3" draw:text-style-name="P4" draw:layer="layout" svg:width="2.445cm" svg:height="0.992cm" svg:x="8.637cm" svg:y="9.571cm">
          <text:p text:style-name="P1"><text:span text:style-name="T2">Shipping Info</text:span></text:p>
        </draw:rect>
        <draw:rect draw:style-name="gr3" draw:text-style-name="P4" draw:layer="layout" svg:width="2.445cm" svg:height="0.992cm" svg:x="8.637cm" svg:y="11.058cm">
          <text:p text:style-name="P1"><text:span text:style-name="T2">Return policy</text:span></text:p>
        </draw:rect>
        <draw:line draw:style-name="gr1" draw:text-style-name="P1" draw:layer="layout" svg:x1="2.278cm" svg:y1="6.695cm" svg:x2="2.278cm" svg:y2="7.687cm">
          <text:p/>
        </draw:line>
        <draw:line draw:style-name="gr1" draw:text-style-name="P1" draw:layer="layout" svg:x1="8.735cm" svg:y1="6.695cm" svg:x2="8.735cm" svg:y2="7.687cm">
          <text:p/>
        </draw:line>
        <draw:line draw:style-name="gr1" draw:text-style-name="P1" draw:layer="layout" svg:x1="5.8cm" svg:y1="6.695cm" svg:x2="5.8cm" svg:y2="7.687cm">
          <text:p/>
        </draw:line>
        <draw:frame draw:style-name="gr5" draw:layer="layout" svg:width="0.502cm" svg:height="1.204cm" svg:x="7.854cm" svg:y="6.1cm">
          <draw:text-box>
            <text:p/>
          </draw:text-box>
        </draw:frame>
        <draw:frame draw:style-name="gr6" draw:layer="layout" svg:width="0.502cm" svg:height="1.204cm" svg:x="3.2cm" svg:y="4.1cm">
          <draw:text-box>
            <text:p/>
          </draw:text-box>
        </draw:frame>
        <draw:line draw:style-name="gr1" draw:text-style-name="P1" draw:layer="layout" svg:x1="8.148cm" svg:y1="9.174cm" svg:x2="8.148cm" svg:y2="11.653cm">
          <text:p/>
        </draw:line>
        <draw:line draw:style-name="gr1" draw:text-style-name="P1" draw:layer="layout" svg:x1="8.148cm" svg:y1="10.067cm" svg:x2="8.637cm" svg:y2="10.067cm">
          <text:p/>
        </draw:line>
        <draw:line draw:style-name="gr1" draw:text-style-name="P1" draw:layer="layout" svg:x1="8.148cm" svg:y1="11.653cm" svg:x2="8.637cm" svg:y2="11.653cm">
          <text:p/>
        </draw:line>
        <draw:rect draw:style-name="gr3" draw:text-style-name="P4" draw:layer="layout" svg:width="2.446cm" svg:height="0.992cm" svg:x="15.191cm" svg:y="9.868cm">
          <text:p text:style-name="P1"><text:span text:style-name="T2">Register form</text:span></text:p>
        </draw:rect>
        <draw:rect draw:style-name="gr3" draw:text-style-name="P5" draw:layer="layout" svg:width="1.7cm" svg:height="1cm" svg:x="13.1cm" svg:y="1.6cm">
          <text:p text:style-name="P1"><text:span text:style-name="T3">Search</text:span></text:p>
        </draw:rect>
        <draw:line draw:style-name="gr1" draw:text-style-name="P1" draw:layer="layout" svg:x1="16.3cm" svg:y1="2.6cm" svg:x2="16.3cm" svg:y2="3.6cm">
          <text:p/>
        </draw:line>
        <draw:line draw:style-name="gr1" draw:text-style-name="P1" draw:layer="layout" svg:x1="13.9cm" svg:y1="3.6cm" svg:x2="18.7cm" svg:y2="3.6cm">
          <text:p/>
        </draw:line>
        <draw:rect draw:style-name="gr3" draw:text-style-name="P7" draw:layer="layout" svg:width="2.935cm" svg:height="0.991cm" svg:x="4.137cm" svg:y="13.538cm">
          <text:p text:style-name="P7"><text:span text:style-name="T5">By Type</text:span></text:p>
        </draw:rect>
        <draw:line draw:style-name="gr1" draw:text-style-name="P1" draw:layer="layout" svg:x1="18.7cm" svg:y1="2.6cm" svg:x2="18.7cm" svg:y2="3.6cm">
          <text:p/>
        </draw:line>
        <draw:rect draw:style-name="gr3" draw:text-style-name="P5" draw:layer="layout" svg:width="2cm" svg:height="1cm" svg:x="17.7cm" svg:y="1.6cm">
          <text:p text:style-name="P1"><text:span text:style-name="T3">Sign Out</text:span></text:p>
        </draw:rect>
        <draw:rect draw:style-name="gr3" draw:text-style-name="P4" draw:layer="layout" svg:width="2.446cm" svg:height="1.487cm" svg:x="11.865cm" svg:y="7.588cm">
          <text:p text:style-name="P1"><text:span text:style-name="T2">Contact</text:span></text:p>
        </draw:rect>
        <draw:rect draw:style-name="gr3" draw:text-style-name="P4" draw:layer="layout" svg:width="2.446cm" svg:height="0.992cm" svg:x="11.767cm" svg:y="9.868cm">
          <text:p text:style-name="P1"><text:span text:style-name="T2">Contact form</text:span></text:p>
        </draw:rect>
        <draw:rect draw:style-name="gr3" draw:text-style-name="P4" draw:layer="layout" svg:width="2.445cm" svg:height="0.992cm" svg:x="2.67cm" svg:y="12.05cm">
          <text:p text:style-name="P1"><text:span text:style-name="T2">Categories</text:span></text:p>
        </draw:rect>
        <draw:line draw:style-name="gr1" draw:text-style-name="P1" draw:layer="layout" svg:x1="2.18cm" svg:y1="12.546cm" svg:x2="2.669cm" svg:y2="12.546cm">
          <text:p/>
        </draw:line>
        <draw:line draw:style-name="gr1" draw:text-style-name="P1" draw:layer="layout" svg:x1="2.18cm" svg:y1="9.174cm" svg:x2="2.18cm" svg:y2="17.405cm">
          <text:p/>
        </draw:line>
        <draw:line draw:style-name="gr1" draw:text-style-name="P1" draw:layer="layout" svg:x1="3.648cm" svg:y1="13.042cm" svg:x2="3.648cm" svg:y2="15.521cm">
          <text:p/>
        </draw:line>
        <draw:rect draw:style-name="gr3" draw:text-style-name="P7" draw:layer="layout" svg:width="2.935cm" svg:height="0.992cm" svg:x="4.137cm" svg:y="15.025cm">
          <text:p text:style-name="P7"><text:span text:style-name="T5">By Caffeine Level</text:span></text:p>
        </draw:rect>
        <draw:line draw:style-name="gr1" draw:text-style-name="P1" draw:layer="layout" svg:x1="3.648cm" svg:y1="14.033cm" svg:x2="4.137cm" svg:y2="14.033cm">
          <text:p/>
        </draw:line>
        <draw:line draw:style-name="gr1" draw:text-style-name="P1" draw:layer="layout" svg:x1="3.648cm" svg:y1="15.521cm" svg:x2="4.137cm" svg:y2="15.521cm">
          <text:p/>
        </draw:line>
        <draw:line draw:style-name="gr1" draw:text-style-name="P1" draw:layer="layout" svg:x1="2.18cm" svg:y1="17.405cm" svg:x2="3.158cm" svg:y2="17.405cm">
          <text:p/>
        </draw:line>
        <draw:line draw:style-name="gr1" draw:text-style-name="P1" draw:layer="layout" svg:x1="19.763cm" svg:y1="6.659cm" svg:x2="19.691cm" svg:y2="13.438cm">
          <text:p/>
        </draw:line>
        <draw:rect draw:style-name="gr3" draw:text-style-name="P4" draw:layer="layout" svg:width="2.446cm" svg:height="1.487cm" svg:x="18.589cm" svg:y="7.651cm">
          <text:p text:style-name="P1"><text:span text:style-name="T2">Profile</text:span></text:p>
        </draw:rect>
        <draw:rect draw:style-name="gr3" draw:text-style-name="P4" draw:layer="layout" svg:width="2.25cm" svg:height="0.991cm" svg:x="20.376cm" svg:y="9.84cm">
          <text:p text:style-name="P8"><text:span text:style-name="T2">My Profile</text:span></text:p>
        </draw:rect>
        <draw:line draw:style-name="gr1" draw:text-style-name="P1" draw:layer="layout" svg:x1="24.289cm" svg:y1="6.695cm" svg:x2="24.191cm" svg:y2="12.05cm">
          <text:p/>
        </draw:line>
        <draw:rect draw:style-name="gr3" draw:text-style-name="P4" draw:layer="layout" svg:width="2.445cm" svg:height="1.487cm" svg:x="23.115cm" svg:y="7.687cm">
          <text:p text:style-name="P1"><text:span text:style-name="T2">Shopping Bag</text:span></text:p>
        </draw:rect>
        <draw:rect draw:style-name="gr3" draw:text-style-name="P4" draw:layer="layout" svg:width="1.957cm" svg:height="0.991cm" svg:x="25.169cm" svg:y="9.968cm">
          <text:p text:style-name="P1"><text:span text:style-name="T2">View Order</text:span></text:p>
        </draw:rect>
        <draw:line draw:style-name="gr1" draw:text-style-name="P1" draw:layer="layout" svg:x1="19.743cm" svg:y1="11.879cm" svg:x2="20.721cm" svg:y2="11.879cm">
          <text:p/>
        </draw:line>
        <draw:rect draw:style-name="gr3" draw:text-style-name="P10" draw:layer="layout" svg:width="2.198cm" svg:height="0.991cm" svg:x="20.428cm" svg:y="11.384cm">
          <text:p text:style-name="P9"><text:span text:style-name="T6">My Wish List</text:span></text:p>
        </draw:rect>
        <draw:line draw:style-name="gr1" draw:text-style-name="P1" draw:layer="layout" svg:x1="19.685cm" svg:y1="13.413cm" svg:x2="20.663cm" svg:y2="13.413cm">
          <text:p/>
        </draw:line>
        <draw:rect draw:style-name="gr3" draw:text-style-name="P4" draw:layer="layout" svg:width="2.256cm" svg:height="0.991cm" svg:x="20.37cm" svg:y="12.917cm">
          <text:p text:style-name="P8"><text:span text:style-name="T2">My <text:s/>Orders</text:span></text:p>
        </draw:rect>
        <draw:rect draw:style-name="gr3" draw:text-style-name="P4" draw:layer="layout" svg:width="2.446cm" svg:height="0.992cm" svg:x="2.698cm" svg:y="10.003cm">
          <text:p text:style-name="P1"><text:span text:style-name="T2">Products List</text:span></text:p>
        </draw:rect>
        <draw:line draw:style-name="gr1" draw:text-style-name="P1" draw:layer="layout" svg:x1="2.209cm" svg:y1="10.499cm" svg:x2="2.698cm" svg:y2="10.499cm">
          <text:p/>
        </draw:line>
        <draw:rect draw:style-name="gr3" draw:text-style-name="P4" draw:layer="layout" svg:width="1.956cm" svg:height="0.991cm" svg:x="25.244cm" svg:y="11.477cm">
          <text:p text:style-name="P1"><text:span text:style-name="T2">Check Out</text:span></text:p>
        </draw:rect>
        <draw:line draw:style-name="gr1" draw:text-style-name="P1" draw:layer="layout" svg:x1="24.191cm" svg:y1="10.463cm" svg:x2="25.169cm" svg:y2="10.463cm">
          <text:p/>
        </draw:line>
        <draw:line draw:style-name="gr1" draw:text-style-name="P1" draw:layer="layout" svg:x1="24.191cm" svg:y1="12.05cm" svg:x2="25.169cm" svg:y2="12.05cm">
          <text:p/>
        </draw:line>
        <draw:line draw:style-name="gr1" draw:text-style-name="P1" draw:layer="layout" svg:x1="2.278cm" svg:y1="6.695cm" svg:x2="24.289cm" svg:y2="6.695cm">
          <text:p/>
        </draw:line>
        <draw:line draw:style-name="gr1" draw:text-style-name="P1" draw:layer="layout" svg:x1="15.2cm" svg:y1="5cm" svg:x2="28cm" svg:y2="5cm">
          <text:p/>
        </draw:line>
        <draw:line draw:style-name="gr1" draw:text-style-name="P1" draw:layer="layout" svg:x1="28cm" svg:y1="5cm" svg:x2="28cm" svg:y2="18cm">
          <text:p/>
        </draw:line>
        <draw:rect draw:style-name="gr3" draw:text-style-name="P4" draw:layer="layout" svg:width="2.5cm" svg:height="1cm" svg:x="17.7cm" svg:y="19cm">
          <text:p text:style-name="P1"><text:span text:style-name="T2">Social Media</text:span></text:p>
        </draw:rect>
        <draw:rect draw:style-name="gr3" draw:text-style-name="P4" draw:layer="layout" svg:width="2cm" svg:height="1cm" svg:x="24.3cm" svg:y="19cm">
          <text:p text:style-name="P1"><text:span text:style-name="T2">More</text:span></text:p>
        </draw:rect>
        <draw:rect draw:style-name="gr3" draw:text-style-name="P4" draw:layer="layout" svg:width="3cm" svg:height="1cm" svg:x="20.8cm" svg:y="19cm">
          <text:p text:style-name="P1"><text:span text:style-name="T2">Customer Care</text:span></text:p>
        </draw:rect>
        <draw:line draw:style-name="gr1" draw:text-style-name="P1" draw:layer="layout" svg:x1="19cm" svg:y1="18cm" svg:x2="19cm" svg:y2="19cm">
          <text:p/>
        </draw:line>
        <draw:line draw:style-name="gr1" draw:text-style-name="P1" draw:layer="layout" svg:x1="25.2cm" svg:y1="18cm" svg:x2="25.2cm" svg:y2="19cm">
          <text:p/>
        </draw:line>
        <draw:line draw:style-name="gr1" draw:text-style-name="P1" draw:layer="layout" svg:x1="22.3cm" svg:y1="18cm" svg:x2="22.3cm" svg:y2="19cm">
          <text:p/>
        </draw:line>
        <draw:line draw:style-name="gr1" draw:text-style-name="P1" draw:layer="layout" svg:x1="19cm" svg:y1="18cm" svg:x2="28cm" svg:y2="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justify" fo:text-indent="0cm" style:text-autospace="ideograph-alpha"/>
      <style:text-properties fo:font-family="等线, DengXian" style:font-pitch="variable" fo:font-size="10.5pt" fo:language="en" fo:country="US" style:letter-kerning="true" style:font-family-asian="等线, DengXian" style:font-pitch-asian="variable" style:font-size-asian="10.5pt" style:language-asian="zh" style:country-asian="CN" style:font-family-complex="等线, DengXian" style:font-pitch-complex="variable" style:font-size-complex="10.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6H52M4S</meta:editing-duration>
    <meta:editing-cycles>11</meta:editing-cycles>
    <meta:generator>OpenOffice/4.1.8$Win32 OpenOffice.org_project/418m3$Build-9803</meta:generator>
    <dc:date>2021-05-24T13:11:58.82</dc:date>
    <dc:creator>Xiaojing Shi</dc:creator>
    <meta:document-statistic meta:object-count="65"/>
  </office:meta>
</office:document-meta>
</file>